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Verdana" fo:font-size="10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00080" style:font-name="Verdana" fo:font-size="10pt" fo:letter-spacing="normal" fo:font-style="normal" fo:font-weight="bold"/>
    </style:style>
    <style:style style:name="P3" style:family="paragraph" style:parent-style-name="Standard">
      <style:paragraph-properties fo:margin-left="0cm" fo:margin-right="0cm" fo:orphans="2" fo:widows="2" fo:text-indent="0cm" style:auto-text-indent="false"/>
      <style:text-properties fo:font-variant="normal" fo:text-transform="none" fo:color="#000080" style:font-name="Verdana" fo:font-size="9.75pt" fo:letter-spacing="normal" fo:font-style="normal" fo:font-weight="bold"/>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Verdana" fo:font-size="9.75pt" fo:letter-spacing="normal" fo:font-style="normal" fo:font-weight="normal"/>
    </style:style>
    <style:style style:name="T1" style:family="text">
      <style:text-properties fo:font-size="9.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Ejercicios serialización objetos</text:p>
      <text:p text:style-name="P2">Ejemplo 1:</text:p>
      <text:p text:style-name="P2">Ejemplo de persistencia de objetos en fichero en Java</text:p>
      <text:p text:style-name="P1">Programa que escribe 3 objetos de tipo Persona en el fichero personas.dat.</text:p>
      <text:p text:style-name="P2">Ejemplo <text:s/>2</text:p>
      <text:p text:style-name="P2">ejemplo de lectura de objetos contenidos en un fichero en Java</text:p>
      <text:p text:style-name="P1">Programa que lee los objetos del fichero creado en el Ejemplo 1:</text:p>
      <text:p text:style-name="P3">Ejemplo <text:s/>3</text:p>
      <text:p text:style-name="P4">Programa Java que escribe en un fichero tres objetos de tipo Empleado. Empleado es una clase derivada de la clase Persona del ejemplo anterior, que tiene un atributo propio de tipo double sueldo</text:p>
      <text:p text:style-name="P1"><text:span text:style-name="T1">Como la clase Persona es serializable, no es necesario indicar que la clase Empleado también lo es. Empleado es serializable por el hecho de heredar de Persona.</text:span> </text:p>
      <text:p text:style-name="P2">Ejemplo 4:</text:p>
      <text:p text:style-name="P2">Ejemplo de serialización de una clase compuesta:</text:p>
      <text:p text:style-name="P1">Programa java que escribe en un fichero tres objetos de tipo Alumno. Alumno es una clase derivada de Persona y contiene un atributo propio de tipo Fecha</text:p>
      <text:p text:style-name="Standard"><text:lin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04:51.29</meta:creation-date>
    <dc:date>2019-04-01T20:41:00.83</dc:date>
    <meta:editing-duration>PT20M34S</meta:editing-duration>
    <meta:editing-cycles>2</meta:editing-cycles>
    <meta:generator>OpenOffice/4.1.5$Win32 OpenOffice.org_project/415m1$Build-9789</meta:generator>
    <meta:document-statistic meta:table-count="0" meta:image-count="0" meta:object-count="0" meta:page-count="1" meta:paragraph-count="14" meta:word-count="149" meta:character-count="881"/>
  </office:meta>
</office:document-meta>
</file>